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5.46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8cm" svg:x="2.27cm" svg:y="4.492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8cm" svg:x="7.667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8cm" svg:x="13.065cm" svg:y="4.492cm">
          <text:p text:style-name="P1">ML</text:p>
          <text:p text:style-name="P1">Mode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588cm" svg:x="18.462cm" svg:y="4.492cm">
          <text:p text:style-name="P1">Analys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5.279cm" svg:x2="7.667cm" svg:y2="5.279cm">
          <text:p/>
        </draw:line>
        <draw:line draw:style-name="gr2" draw:text-style-name="P3" draw:layer="layout" svg:x1="11.467cm" svg:y1="5.279cm" svg:x2="13.054cm" svg:y2="5.279cm">
          <text:p/>
        </draw:line>
        <draw:line draw:style-name="gr2" draw:text-style-name="P3" draw:layer="layout" svg:x1="16.878cm" svg:y1="5.279cm" svg:x2="18.465cm" svg:y2="5.279cm">
          <text:p/>
        </draw:line>
        <draw:line draw:style-name="gr2" draw:text-style-name="P3" draw:layer="layout" svg:x1="22.265cm" svg:y1="5.279cm" svg:x2="23.852cm" svg:y2="5.279cm">
          <text:p/>
        </draw:line>
        <draw:custom-shape draw:style-name="gr3" draw:text-style-name="P5" draw:layer="layout" svg:width="3.81cm" svg:height="1.588cm" svg:x="23.86cm" svg:y="4.492cm">
          <text:p text:style-name="P4">Anomalie?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1.588cm" svg:x="23.86cm" svg:y="2.692cm">
          <text:p text:style-name="P4">Standor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51cm" svg:y1="5.28cm" svg:x2="17.51cm" svg:y2="3.502cm">
          <text:p/>
        </draw:line>
        <draw:line draw:style-name="gr5" draw:text-style-name="P3" draw:layer="layout" svg:x1="17.51cm" svg:y1="3.502cm" svg:x2="23.86cm" svg:y2="3.502cm">
          <text:p/>
        </draw:line>
        <draw:line draw:style-name="gr4" draw:text-style-name="P3" draw:layer="layout" svg:x1="17.511cm" svg:y1="3.502cm" svg:x2="6.818cm" svg:y2="3.502cm">
          <text:p/>
        </draw:line>
        <draw:line draw:style-name="gr6" draw:text-style-name="P3" draw:layer="layout" svg:x1="6.832cm" svg:y1="3.497cm" svg:x2="6.832cm" svg:y2="5.3cm">
          <text:p/>
        </draw:line>
        <draw:custom-shape draw:style-name="gr7" draw:text-style-name="P6" draw:layer="layout" svg:width="0.317cm" svg:height="5.71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17cm" svg:height="5.715cm" svg:x="27.654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09:43:15.086547708</meta:creation-date>
    <dc:date>2021-04-19T09:59:36.399462407</dc:date>
    <meta:editing-duration>PT16M20S</meta:editing-duration>
    <meta:editing-cycles>4</meta:editing-cycles>
    <meta:generator>LibreOffice/7.1.2.2$Linux_X86_64 LibreOffice_project/10$Build-2</meta:generator>
    <meta:document-statistic meta:object-count="16"/>
  </office:meta>
</office:document-meta>
</file>